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xplanation of the Tests:</text:h>
      <text:list xml:id="list287324935" text:style-name="L1">
        <text:list-item>
          <text:p text:style-name="P1"><text:span text:style-name="Strong_20_Emphasis"><text:span text:style-name="Source_20_Text">test_check_api_health</text:span></text:span>: This test checks if the health check endpoint is working correctly by asserting the status code and response content.</text:p>
        </text:list-item>
        <text:list-item>
          <text:p text:style-name="P1"><text:span text:style-name="Strong_20_Emphasis"><text:span text:style-name="Source_20_Text">test_get_scope_for_given_query_success</text:span></text:span>: This test checks the successful case for the <text:span text:style-name="Source_20_Text">get_scope_for_given_query</text:span> endpoint. You should adjust the expected output based on what <text:span text:style-name="Source_20_Text">get_scope_for_query</text:span> returns.</text:p>
        </text:list-item>
        <text:list-item>
          <text:p text:style-name="P1"><text:span text:style-name="Strong_20_Emphasis"><text:span text:style-name="Source_20_Text">test_get_scope_for_given_query_empty_model_name</text:span></text:span>: This test checks if the API correctly returns a 400 error when an empty model name is provided.</text:p>
        </text:list-item>
        <text:list-item>
          <text:p text:style-name="P1"><text:span text:style-name="Strong_20_Emphasis"><text:span text:style-name="Source_20_Text">test_get_scope_for_given_query_empty_query</text:span></text:span>: This test checks if the API correctly returns a 400 error when an empty query is provided.</text:p>
        </text:list-item>
        <text:list-item>
          <text:p text:style-name="P1"><text:span text:style-name="Strong_20_Emphasis"><text:span text:style-name="Source_20_Text">test_get_scope_for_given_query_failure</text:span></text:span>: This test simulates an error scenario when calling <text:span text:style-name="Source_20_Text">get_scope_for_query</text:span> and checks if the API correctly handles the error by returning a 500 status cod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8T21:19:00.324744851</meta:creation-date>
    <dc:date>2024-10-08T21:22:50.939789764</dc:date>
    <meta:editing-duration>PT3M51S</meta:editing-duration>
    <meta:editing-cycles>1</meta:editing-cycles>
    <meta:document-statistic meta:table-count="0" meta:image-count="0" meta:object-count="0" meta:page-count="1" meta:paragraph-count="6" meta:word-count="113" meta:character-count="846" meta:non-whitespace-character-count="744"/>
    <meta:generator>LibreOffice/6.4.7.2$Linux_X86_64 LibreOffice_project/40$Build-2</meta:generator>
  </office:meta>
</office:document-meta>
</file>